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officeooo:rsid="002a3373" officeooo:paragraph-rsid="008f4dab"/>
    </style:style>
    <style:style style:name="P22" style:family="paragraph" style:parent-style-name="Standard">
      <style:text-properties fo:font-size="16pt" fo:font-weight="bold" officeooo:rsid="0063e36a" officeooo:paragraph-rsid="0063e36a" style:font-weight-asian="bold" style:font-weight-complex="bold"/>
    </style:style>
    <style:style style:name="P23"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24"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25" style:family="paragraph" style:parent-style-name="Standard">
      <style:text-properties fo:font-size="16pt" officeooo:rsid="0058ef4f" officeooo:paragraph-rsid="0058ef4f"/>
    </style:style>
    <style:style style:name="P26" style:family="paragraph" style:parent-style-name="Standard">
      <style:text-properties fo:font-size="16pt" officeooo:rsid="005acf8c" officeooo:paragraph-rsid="005acf8c"/>
    </style:style>
    <style:style style:name="P27" style:family="paragraph" style:parent-style-name="Standard">
      <style:text-properties fo:font-size="16pt" officeooo:rsid="005b81f9" officeooo:paragraph-rsid="005b81f9"/>
    </style:style>
    <style:style style:name="P28" style:family="paragraph" style:parent-style-name="Standard">
      <style:text-properties fo:font-size="16pt" officeooo:rsid="0065c661" officeooo:paragraph-rsid="0065c661"/>
    </style:style>
    <style:style style:name="P29" style:family="paragraph" style:parent-style-name="Standard">
      <style:text-properties fo:font-size="16pt" officeooo:rsid="00673e19" officeooo:paragraph-rsid="00673e19"/>
    </style:style>
    <style:style style:name="P30" style:family="paragraph" style:parent-style-name="Standard">
      <style:text-properties fo:font-size="16pt" officeooo:rsid="0067daaf" officeooo:paragraph-rsid="0067daaf"/>
    </style:style>
    <style:style style:name="P31" style:family="paragraph" style:parent-style-name="Standard">
      <style:text-properties fo:font-size="16pt" officeooo:rsid="0069486d" officeooo:paragraph-rsid="0069486d"/>
    </style:style>
    <style:style style:name="P32" style:family="paragraph" style:parent-style-name="Standard">
      <style:paragraph-properties fo:break-before="page"/>
      <style:text-properties fo:font-size="16pt" officeooo:rsid="002ea60d" officeooo:paragraph-rsid="0058ef4f"/>
    </style:style>
    <style:style style:name="P33" style:family="paragraph" style:parent-style-name="Standard">
      <style:text-properties fo:font-size="16pt" officeooo:rsid="006ec697" officeooo:paragraph-rsid="006ec697"/>
    </style:style>
    <style:style style:name="P34" style:family="paragraph" style:parent-style-name="Standard">
      <style:text-properties fo:font-size="16pt" officeooo:rsid="006f420e" officeooo:paragraph-rsid="006f420e"/>
    </style:style>
    <style:style style:name="P35" style:family="paragraph" style:parent-style-name="Standard">
      <style:text-properties fo:font-size="16pt" officeooo:rsid="00713b17" officeooo:paragraph-rsid="00713b17"/>
    </style:style>
    <style:style style:name="P36" style:family="paragraph" style:parent-style-name="Standard">
      <style:text-properties fo:font-size="16pt" officeooo:rsid="0074865b" officeooo:paragraph-rsid="0074865b"/>
    </style:style>
    <style:style style:name="P37" style:family="paragraph" style:parent-style-name="Standard">
      <style:text-properties fo:font-size="16pt" officeooo:rsid="0078ec18" officeooo:paragraph-rsid="0078ec18"/>
    </style:style>
    <style:style style:name="P38" style:family="paragraph" style:parent-style-name="Standard">
      <style:text-properties fo:font-size="16pt" officeooo:rsid="007af95c" officeooo:paragraph-rsid="007af95c"/>
    </style:style>
    <style:style style:name="P39" style:family="paragraph" style:parent-style-name="Standard">
      <style:text-properties fo:font-size="16pt" officeooo:rsid="00899600" officeooo:paragraph-rsid="00899600"/>
    </style:style>
    <style:style style:name="P40" style:family="paragraph" style:parent-style-name="Standard">
      <style:text-properties fo:font-size="16pt" officeooo:rsid="008b20c6" officeooo:paragraph-rsid="008b20c6"/>
    </style:style>
    <style:style style:name="P41" style:family="paragraph" style:parent-style-name="Standard">
      <style:text-properties fo:font-size="16pt" officeooo:rsid="008f4dab" officeooo:paragraph-rsid="008f4dab"/>
    </style:style>
    <style:style style:name="P42" style:family="paragraph" style:parent-style-name="Standard">
      <style:text-properties fo:font-size="16pt" officeooo:rsid="009c2c29" officeooo:paragraph-rsid="009c2c29"/>
    </style:style>
    <style:style style:name="P43" style:family="paragraph" style:parent-style-name="Standard">
      <style:text-properties fo:font-size="16pt" officeooo:rsid="009e704e" officeooo:paragraph-rsid="009e704e"/>
    </style:style>
    <style:style style:name="P44" style:family="paragraph" style:parent-style-name="Standard">
      <style:text-properties fo:font-size="16pt" officeooo:rsid="009ef77f" officeooo:paragraph-rsid="009ef77f"/>
    </style:style>
    <style:style style:name="P45" style:family="paragraph" style:parent-style-name="Standard">
      <style:text-properties fo:font-size="16pt" officeooo:rsid="00a0a2f6" officeooo:paragraph-rsid="00a0a2f6"/>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style:style style:name="T21" style:family="text">
      <style:text-properties officeooo:rsid="007b95d0"/>
    </style:style>
    <style:style style:name="T22" style:family="text">
      <style:text-properties officeooo:rsid="007ecbac"/>
    </style:style>
    <style:style style:name="T23" style:family="text">
      <style:text-properties officeooo:rsid="007fce76"/>
    </style:style>
    <style:style style:name="T24" style:family="text">
      <style:text-properties officeooo:rsid="00805c1b"/>
    </style:style>
    <style:style style:name="T25" style:family="text">
      <style:text-properties officeooo:rsid="00808f51"/>
    </style:style>
    <style:style style:name="T26" style:family="text">
      <style:text-properties officeooo:rsid="0081ccc0"/>
    </style:style>
    <style:style style:name="T27" style:family="text">
      <style:text-properties officeooo:rsid="0083c70f"/>
    </style:style>
    <style:style style:name="T28" style:family="text">
      <style:text-properties officeooo:rsid="00857bbb"/>
    </style:style>
    <style:style style:name="T29" style:family="text">
      <style:text-properties officeooo:rsid="0086d718"/>
    </style:style>
    <style:style style:name="T30" style:family="text">
      <style:text-properties officeooo:rsid="008bfe89"/>
    </style:style>
    <style:style style:name="T31" style:family="text">
      <style:text-properties officeooo:rsid="008c5d0a"/>
    </style:style>
    <style:style style:name="T32" style:family="text">
      <style:text-properties officeooo:rsid="008dcfc8"/>
    </style:style>
    <style:style style:name="T33" style:family="text">
      <style:text-properties officeooo:rsid="008ecee5"/>
    </style:style>
    <style:style style:name="T34" style:family="text">
      <style:text-properties officeooo:rsid="0090d0e1"/>
    </style:style>
    <style:style style:name="T35" style:family="text">
      <style:text-properties officeooo:rsid="0092e7d0"/>
    </style:style>
    <style:style style:name="T36" style:family="text">
      <style:text-properties officeooo:rsid="00938596"/>
    </style:style>
    <style:style style:name="T37" style:family="text">
      <style:text-properties officeooo:rsid="00945bcc"/>
    </style:style>
    <style:style style:name="T38" style:family="text">
      <style:text-properties officeooo:rsid="00951bf8"/>
    </style:style>
    <style:style style:name="T39" style:family="text">
      <style:text-properties officeooo:rsid="009892d1"/>
    </style:style>
    <style:style style:name="T40" style:family="text">
      <style:text-properties officeooo:rsid="009ca7d6"/>
    </style:style>
    <style:style style:name="T41" style:family="text">
      <style:text-properties officeooo:rsid="00a0a2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lassifikation der Wirklichkeit</text:p>
      <text:p text:style-name="P26"/>
      <text:p text:style-name="P26"><text:span text:style-name="T10">I</text:span>m Versuch, die Wirklichkeit zu klassifizieren, kommt die D-Ebene natürlich vor.</text:p>
      <text:p text:style-name="P26"/>
      <text:p text:style-name="P27">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5"/>
      <text:p text:style-name="P28">Desweiteren kommt die T-Ebene öfters vor. Diese Ebene wird häufig mit abstraktem Denken, Zeichnungen, Visionen, Mathematik oder Computerprogrammen in Verbindung gebracht.</text:p>
      <text:p text:style-name="P28"/>
      <text:p text:style-name="P29">Dieser Artikel versucht, diesen Dingen weiter auf den Grund zu gehen, indem der Vergleich zu den Maschinen hergestellt wird.</text:p>
      <text:p text:style-name="P30">Maschinen sind zuerst einmal nur ein Stück Metall, aber durch die menschliche Vorstellungskraft wird dieses Metall so geformt, dass es bestimmten Ideen entspricht. Und dadurch entsprechen diese Maschinen dann selbst den jeweiligen Ebenen.</text:p>
      <text:p text:style-name="P30"/>
      <text:p text:style-name="P31">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5"/>
      <text:p text:style-name="P32"><text:span text:style-name="T14">Klassifikation der Maschinen</text:span></text:p>
      <text:p text:style-name="P20"/>
      <text:p text:style-name="P33">In diesem Artikel geht es darum, die Wesensbeschaffenheit der Maschinen weiter zu untersuchen. Es soll eine Übersicht erstellt werden, welche wesentlichen Eigenschaften es bei den Maschinen gibt.</text:p>
      <text:p text:style-name="P33"/>
      <text:p text:style-name="P34">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4"/>
      <text:p text:style-name="P35">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6">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37">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20"/>
      <text:p text:style-name="P23">Das Dharma</text:p>
      <text:p text:style-name="P38"/>
      <text:p text:style-name="P38">Das „Dharma“ beschreibt <text:span text:style-name="T21">das Zusammenspiel zwischen Zentralcomputer und Hardware, wie etwa Elektromotor oder Umwelt. </text:span><text:span text:style-name="T22">Diese Beziehung wird in den Verordnungen de</text:span><text:span text:style-name="T29">s</text:span><text:span text:style-name="T22"> Dharma geregelt. </text:span><text:span text:style-name="T23">Das Dharma ist die fernöstliche Art, mit Verantwortung umzugehen. </text:span><text:span text:style-name="T24">Es besteht aus zwei oder drei konzentrischen Kreisen, die </text:span><text:span text:style-name="T25">zwiebelartig ineinander</text:span><text:span text:style-name="T24"> geleg</text:span><text:span text:style-name="T25">en</text:span><text:span text:style-name="T24"> sind. </text:span><text:span text:style-name="T26">Die äußerste Schicht ist die Umwelt (M-Ebene), und sie ist nach außen unbeschränkt. Die mittlere Schicht ist die Arbeit (R-Ebene), und die innerste Schicht ist der Zentralcomputer (D-Ebene). </text:span><text:span text:style-name="T27">Daraus ergibt sich, von innen nach außen, ein </text:span><text:span text:style-name="T28">z</text:span><text:span text:style-name="T27">wiebelartiger Aufbau (D-R-M, „Dharma“).</text:span></text:p>
      <text:p text:style-name="P38"/>
      <text:p text:style-name="P40">Das Dharma-System besitzt gewisse (<text:span text:style-name="T30">bedeutungsvolle</text:span>) Variablen. Das können je nach System unterschiedliche sein. Zum Beispiel könnten in einer Familie, <text:span text:style-name="T30">die vom Fischfang lebt, die Anzahl Fische im hauseigenen Speicher und die Anzahl Feuerholzscheite die </text:span><text:span text:style-name="T31">bedeutenden</text:span><text:span text:style-name="T30"> Variablen sein.</text:span></text:p>
      <text:p text:style-name="P39">Der Zentralcomputer („D“) gibt <text:span text:style-name="T32">für jede bedeutende Variable einen „Wert“ vor, den diese Variable haben muss. </text:span><text:span text:style-name="T33">In unserem Beispiel könnte das etwa sein: Anzahl Fische muss mindestens fünf sein, und Anzahl Feuerholzscheite muss mindestens fünfzehn sein.</text:span></text:p>
      <text:p text:style-name="P39"/>
      <text:p text:style-name="P41">Wenn diese Vorgaben verletzt werden, etwa indem die Fische aufgezehrt werden, oder indem die Feuerholzscheite verbrannt werden, dann beginnt die Arbeit („R“) aktiv zu werden. <text:span text:style-name="T34">Sie kümmert sich darum, dass das System wieder in Ordnung gebracht wird, also dass die Variablen wieder einen ordentlichen Wert </text:span><text:span text:style-name="T35">haben. </text:span><text:span text:style-name="T36">Das könnte in unserem Beispiel geschehen, indem Fische aus dem Meer gefangen werden, oder indem ein Baum gefällt wird. </text:span><text:span text:style-name="T37">Dadurch wird der „ordentliche“ Zustand des Systems wiederhergestellt. </text:span><text:span text:style-name="T38">Schlussendlich muss die Arbeit dazu mit der Umwelt wechselwirken, weshalb auch die Umwelt zum System des Dharma gezählt wird.</text:span></text:p>
      <text:p text:style-name="P41"/>
      <text:p text:style-name="P24">Zen</text:p>
      <text:p text:style-name="P21"/>
      <text:p text:style-name="P21"><text:span text:style-name="T39">Wesentlich komplizierter als das Dharma ist die Beschäftigung mit dem Zen.</text:span></text:p>
      <text:p text:style-name="P21"/>
      <text:p text:style-name="P42">Das Zen ist die Beschäftigung mit der geistigen, nicht-physischen Welt. <text:span text:style-name="T40">Es ist also die Beschäftigung mit Information. In der Sprache der Informatik würde man sagen: Es ist die Beschäftigung mit Software.</text:span></text:p>
      <text:p text:style-name="P42"/>
      <text:p text:style-name="P43">Man könnte sagen, Zen beschäftigt sich vor allem mit zwei Dinge: jeglicher Art von Programmcode, und dem „Netzwerk“.</text:p>
      <text:p text:style-name="P43"/>
      <text:p text:style-name="P44">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41">Insofern ist Zen die „Kunst des Träumens“.</text:span></text:p>
      <text:p text:style-name="P45"/>
      <text:p text:style-name="P21"/>
      <text:p text:style-name="P21"/>
      <text:p text:style-name="P21"/>
      <text:p text:style-name="P20"/>
      <text:p text:style-name="P20"/>
      <text:p text:style-name="P20"/>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text:soft-page-break/></text:p>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text:soft-page-break/>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text:soft-page-break/>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6:23:55.854311449</dc:date>
    <meta:editing-duration>PT2H2M58S</meta:editing-duration>
    <meta:editing-cycles>123</meta:editing-cycles>
    <meta:document-statistic meta:table-count="0" meta:image-count="0" meta:object-count="0" meta:page-count="7" meta:paragraph-count="60" meta:word-count="1270" meta:character-count="8770" meta:non-whitespace-character-count="7553"/>
  </office:meta>
</office:document-meta>
</file>